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EE000002E62E9365BE774632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fo:min-height="8.781cm" fo:min-width="10.895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.875cm" svg:height="13.331cm" svg:x="5.522cm" svg:y="8.564cm">
          <draw:image xlink:href="Pictures/10000201000001EE000002E62E9365BE7746329D.png" xlink:type="simple" xlink:show="embed" xlink:actuate="onLoad">
            <text:p/>
          </draw:image>
        </draw:frame>
        <draw:custom-shape draw:style-name="gr2" draw:text-style-name="P3" draw:layer="layout" svg:width="11.394cm" svg:height="9.04cm" svg:x="4.63cm" svg:y="12.347cm">
          <text:p text:style-name="P2"><text:span text:style-name="T1">TRADING COLOMBIA </text:span></text:p>
          <draw:enhanced-geometry svg:viewBox="0 0 21600 21600" draw:text-path="true" draw:text-path-mode="shape" draw:text-path-scale="path" draw:text-path-same-letter-heights="false" draw:text-areas="0 0 21600 21600" draw:type="fontwork-arch-down-curve" draw:modifiers="0" draw:enhanced-path="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8:03:49.628032282</meta:creation-date>
    <dc:date>2017-11-07T18:18:41.717933797</dc:date>
    <meta:editing-duration>PT4M20S</meta:editing-duration>
    <meta:editing-cycles>2</meta:editing-cycles>
    <meta:generator>LibreOffice/5.1.4.2$Linux_x86 LibreOffice_project/10m0$Build-2</meta:generator>
    <meta:document-statistic meta:object-count="2"/>
  </office:meta>
</office:document-meta>
</file>